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middle" fo:background-color="#EEECE1" style:repeat-content="false"/>
      <style:paragraph-properties fo:text-align="start" fo:margin-left="0cm"/>
    </style:style>
    <style:style style:name="ce12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9"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2"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8" style:family="table-cell" style:parent-style-name="Default" style:data-style-name="N0">
      <style:table-cell-properties fo:background-color="#FFFFFF"/>
      <style:text-properties fo:color="#000000" style:font-family-generic="swiss"/>
    </style:style>
    <style:style style:name="ce1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0"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1"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3"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6"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Explanatory_32_Text"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0"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1"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7"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1"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7" style:family="table-cell" style:parent-style-name="Default" style:data-style-name="N0">
      <style:table-cell-properties fo:background-color="#FFFFFF"/>
      <style:text-properties fo:color="#000000" style:font-family-generic="swiss"/>
    </style:style>
    <style:style style:name="ce16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8"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0" style:family="table-cell" style:parent-style-name="Default" style:data-style-name="N0">
      <style:text-properties fo:color="#000000" style:font-family-generic="swiss"/>
    </style:style>
    <style:style style:name="ce181"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2"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4"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6" style:family="table-cell" style:parent-style-name="Default" style:data-style-name="N0">
      <style:table-cell-properties style:vertical-align="automatic" fo:background-color="#FFFFFF"/>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9" style:family="table-cell" style:parent-style-name="Default" style:data-style-name="N0">
      <style:table-cell-properties fo:background-color="#FFFF00"/>
      <style:text-properties fo:color="#000000" style:font-family-generic="swiss"/>
    </style:style>
    <style:style style:name="ce19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96"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9"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1"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2" style:family="table-cell" style:parent-style-name="Default" style:data-style-name="N0">
      <style:table-cell-properties style:vertical-align="middle" fo:background-color="#FFFFFF"/>
      <style:text-properties fo:color="#000000" style:font-family-generic="swiss"/>
    </style:style>
    <style:style style:name="ce203"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6"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7" style:family="table-cell" style:parent-style-name="Default" style:data-style-name="N0">
      <style:table-cell-properties style:vertical-align="middle"/>
      <style:text-properties fo:color="#000000" style:font-family-generic="swiss"/>
    </style:style>
    <style:style style:name="ce208" style:family="table-cell" style:parent-style-name="Default" style:data-style-name="N0">
      <style:table-cell-properties style:vertical-align="automatic"/>
      <style:text-properties fo:color="#000000" style:font-family-generic="swiss"/>
    </style:style>
    <style:style style:name="ce209"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10"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1"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2"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3"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DCE6F1" style:repeat-content="false"/>
      <style:paragraph-properties fo:text-align="start" fo:margin-left="0cm"/>
    </style:style>
    <style:style style:name="ce2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2" style:family="table-cell" style:parent-style-name="Default" style:data-style-name="N0">
      <style:table-cell-properties style:vertical-align="automatic" fo:background-color="#FDE9D9" style:repeat-content="false"/>
      <style:paragraph-properties fo:text-align="start" fo:margin-left="0cm"/>
    </style:style>
    <style:style style:name="ce223" style:family="table-cell" style:parent-style-name="Default" style:data-style-name="N0">
      <style:table-cell-properties style:vertical-align="automatic" fo:background-color="#EEECE1" style:repeat-content="false"/>
      <style:paragraph-properties fo:text-align="start" fo:margin-left="0cm"/>
    </style:style>
    <style:style style:name="ce22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7" style:family="table-cell" style:parent-style-name="Default" style:data-style-name="N0">
      <style:table-cell-properties style:vertical-align="automatic"/>
    </style:style>
    <style:style style:name="ce22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9" style:family="table-cell" style:parent-style-name="Default" style:data-style-name="N0">
      <style:table-cell-properties style:vertical-align="automatic"/>
    </style:style>
    <style:style style:name="ce230" style:family="table-cell" style:parent-style-name="Default" style:data-style-name="N0">
      <style:table-cell-properties style:vertical-align="automatic" style:repeat-content="false"/>
      <style:paragraph-properties fo:text-align="center"/>
    </style:style>
    <style:style style:name="ce23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5" style:family="table-cell" style:parent-style-name="Default" style:data-style-name="N0">
      <style:table-cell-properties fo:background-color="#FFFFFF"/>
      <style:text-properties fo:color="#000000" style:font-family-generic="swiss"/>
    </style:style>
    <style:style style:name="ce236"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40"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fo:background-color="#EEECE1"/>
      <style:text-properties fo:color="#000000" style:font-family-generic="swiss"/>
    </style:style>
    <style:style style:name="ce242"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3"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style:text-properties fo:color="#000000" style:font-family-generic="swiss"/>
    </style:style>
    <style:style style:name="ce245"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6"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8"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50"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51" style:family="table-cell" style:parent-style-name="Default" style:data-style-name="N0">
      <style:table-cell-properties style:vertical-align="automatic" fo:background-color="transparent" style:repeat-content="false"/>
      <style:paragraph-properties fo:text-align="start" fo:margin-left="0cm"/>
    </style:style>
    <style:style style:name="ce252"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4"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5" style:family="table-cell" style:parent-style-name="Default" style:data-style-name="N0">
      <style:table-cell-properties style:vertical-align="automatic" fo:background-color="#DCE6F1" style:repeat-content="false"/>
      <style:paragraph-properties fo:text-align="start" fo:margin-left="0cm"/>
    </style:style>
    <style:style style:name="ce256"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7" style:family="table-cell" style:parent-style-name="Default" style:data-style-name="N0">
      <style:table-cell-properties fo:background-color="#FFFF00"/>
    </style:style>
    <style:style style:name="ce258" style:family="table-cell" style:parent-style-name="Default" style:data-style-name="N0">
      <style:table-cell-properties style:vertical-align="automatic" fo:background-color="#FFFF00" style:repeat-content="false"/>
      <style:paragraph-properties fo:text-align="center"/>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style:vertical-align="automatic" fo:background-color="transparent" style:repeat-content="false"/>
      <style:paragraph-properties fo:text-align="start" fo:margin-left="0cm"/>
    </style:style>
    <style:style style:name="ce262" style:family="table-cell" style:parent-style-name="Default" style:data-style-name="N0">
      <style:table-cell-properties fo:background-color="#FFFF00"/>
      <style:text-properties fo:color="#C00000" style:font-family-generic="swiss"/>
    </style:style>
    <style:style style:name="ce263" style:family="table-cell" style:parent-style-name="Default" style:data-style-name="N0">
      <style:table-cell-properties style:vertical-align="middle" fo:background-color="#DCE6F1" style:repeat-content="false"/>
      <style:paragraph-properties fo:text-align="center"/>
    </style:style>
    <style:style style:name="ce264"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65" style:family="table-cell" style:parent-style-name="Default" style:data-style-name="N0">
      <style:table-cell-properties style:vertical-align="middle" fo:background-color="#FFFFFF" style:repeat-content="false"/>
      <style:paragraph-properties fo:text-align="center"/>
    </style:style>
    <style:style style:name="ce266" style:family="table-cell" style:parent-style-name="Default" style:data-style-name="N0">
      <style:table-cell-properties style:vertical-align="automatic" fo:background-color="#FFFF00" style:repeat-content="false"/>
      <style:paragraph-properties fo:text-align="start" fo:margin-left="0cm"/>
    </style:style>
    <style:style style:name="ce267" style:family="table-cell" style:parent-style-name="Default" style:data-style-name="N0">
      <style:table-cell-properties fo:background-color="#FFFF00"/>
    </style:style>
    <style:style style:name="ce268" style:family="table-cell" style:parent-style-name="Default" style:data-style-name="N0">
      <style:table-cell-properties style:vertical-align="automatic" fo:background-color="#FFFF00" style:repeat-content="false"/>
      <style:paragraph-properties fo:text-align="center"/>
    </style:style>
    <style:style style:name="ce269" style:family="table-cell" style:parent-style-name="Default" style:data-style-name="N0">
      <style:table-cell-properties style:vertical-align="automatic" fo:background-color="#FFFFFF" style:repeat-content="false"/>
      <style:paragraph-properties fo:text-align="center"/>
    </style:style>
    <style:style style:name="ce27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7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72"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73" style:family="table-cell" style:parent-style-name="Default" style:data-style-name="N19">
      <style:table-cell-properties style:vertical-align="automatic" fo:background-color="#FFFFFF" style:repeat-content="false"/>
      <style:paragraph-properties fo:text-align="start" fo:margin-left="0cm"/>
    </style:style>
    <style:style style:name="ce274"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75"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7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5.13291666666667cm"/>
    </style:style>
    <style:style style:name="co41" style:family="table-column">
      <style:table-column-properties fo:break-before="auto" style:column-width="0.978958333333333cm"/>
    </style:style>
    <style:style style:name="co42" style:family="table-column">
      <style:table-column-properties fo:break-before="auto" style:column-width="3.91583333333333cm"/>
    </style:style>
    <style:style style:name="co43" style:family="table-column">
      <style:table-column-properties fo:break-before="auto" style:column-width="1.71979166666667cm"/>
    </style:style>
    <style:style style:name="co44" style:family="table-column">
      <style:table-column-properties fo:break-before="auto" style:column-width="4.41854166666667cm"/>
    </style:style>
    <style:style style:name="co45" style:family="table-column">
      <style:table-column-properties fo:break-before="auto" style:column-width="0.740833333333333cm"/>
    </style:style>
    <style:style style:name="co46" style:family="table-column">
      <style:table-column-properties fo:break-before="auto" style:column-width="0.423333333333333cm"/>
    </style:style>
    <style:style style:name="co47" style:family="table-column">
      <style:table-column-properties fo:break-before="auto" style:column-width="6.48229166666667cm"/>
    </style:style>
    <style:style style:name="co48" style:family="table-column">
      <style:table-column-properties fo:break-before="auto" style:column-width="7.80520833333333cm"/>
    </style:style>
    <style:style style:name="co49" style:family="table-column">
      <style:table-column-properties fo:break-before="auto" style:column-width="2.69875cm"/>
    </style:style>
    <style:style style:name="co50" style:family="table-column">
      <style:table-column-properties fo:break-before="auto" style:column-width="7.59354166666667cm"/>
    </style:style>
    <style:style style:name="co51" style:family="table-column">
      <style:table-column-properties fo:break-before="auto" style:column-width="1.984375cm"/>
    </style:style>
    <style:style style:name="co52" style:family="table-column">
      <style:table-column-properties fo:break-before="auto" style:column-width="5.02708333333333cm"/>
    </style:style>
    <style:style style:name="co53" style:family="table-column">
      <style:table-column-properties fo:break-before="auto" style:column-width="7.9375cm"/>
    </style:style>
    <style:style style:name="co54" style:family="table-column">
      <style:table-column-properties fo:break-before="auto" style:column-width="3.86291666666667cm"/>
    </style:style>
    <style:style style:name="co55" style:family="table-column">
      <style:table-column-properties fo:break-before="auto" style:column-width="3.33375cm" style:use-optimal-column-width="true"/>
    </style:style>
    <style:style style:name="co56" style:family="table-column">
      <style:table-column-properties fo:break-before="auto" style:column-width="2.32833333333333cm"/>
    </style:style>
    <style:style style:name="co57" style:family="table-column">
      <style:table-column-properties fo:break-before="auto" style:column-width="1.42875cm"/>
    </style:style>
    <style:style style:name="co58" style:family="table-column">
      <style:table-column-properties fo:break-before="auto" style:column-width="1.74625cm"/>
    </style:style>
    <style:style style:name="co59" style:family="table-column">
      <style:table-column-properties fo:break-before="auto" style:column-width="2.03729166666667cm"/>
    </style:style>
    <style:style style:name="co60" style:family="table-column">
      <style:table-column-properties fo:break-before="auto" style:column-width="0.555625cm" style:use-optimal-column-width="true"/>
    </style:style>
    <style:style style:name="co61" style:family="table-column">
      <style:table-column-properties fo:break-before="auto" style:column-width="2.11666666666667cm"/>
    </style:style>
    <style:style style:name="co62" style:family="table-column">
      <style:table-column-properties fo:break-before="auto" style:column-width="0cm"/>
    </style:style>
    <style:style style:name="co63" style:family="table-column">
      <style:table-column-properties fo:break-before="auto" style:column-width="2.09020833333333cm"/>
    </style:style>
    <style:style style:name="co64" style:family="table-column">
      <style:table-column-properties fo:break-before="auto" style:column-width="0.396875cm"/>
    </style:style>
    <style:style style:name="co65" style:family="table-column">
      <style:table-column-properties fo:break-before="auto" style:column-width="2.301875cm"/>
    </style:style>
    <style:style style:name="co66"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05pt" style:use-optimal-row-height="tru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3"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3">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3">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8">
            <text:p>25</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Enrolment in a relevant professional register</text:p>
          </table:table-cell>
          <table:table-cell office:value-type="string" table:style-name="ce13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ee55a59-6adb-4c3a-b89f-e62a7ad7be7f</text:p>
          </table:table-cell>
          <table:table-cell office:value-type="string" table:style-name="ce130">
            <text:p>CRITERION.SELECTION.SUITABILITY.PROFESSIONAL_REGISTER_ENROLMENT</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number-columns-repeated="3"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2"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5">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63">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63">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63">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3">
            <text:p>0..n</text:p>
          </table:table-cell>
          <table:table-cell office:value-type="string" table:style-name="ce252">
            <text:p><text:s/></text:p>
          </table:table-cell>
          <table:table-cell office:value-type="string" table:style-name="ce252">
            <text:p>7696fb3f-9722-43b8-9b91-ad59bb4b8ad2</text:p>
          </table:table-cell>
          <table:table-cell office:value-type="string" table:style-name="ce254">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252"/>
          <table:table-cell office:value-type="string" table:style-name="ce252">
            <text:p>{QUESTION}</text:p>
          </table:table-cell>
          <table:table-cell table:number-columns-repeated="11" table:style-name="ce252"/>
          <table:table-cell office:value-type="string" table:style-name="ce252">
            <text:p><text:s/></text:p>
          </table:table-cell>
          <table:table-cell office:value-type="string" table:style-name="ce252">
            <text:p>If yes, please describe them</text:p>
          </table:table-cell>
          <table:table-cell office:value-type="string" table:style-name="ce252">
            <text:p>[Response value]</text:p>
          </table:table-cell>
          <table:table-cell office:value-type="float" office:value="1" table:style-name="ce253">
            <text:p>1</text:p>
          </table:table-cell>
          <table:table-cell office:value-type="string" table:style-name="ce252">
            <text:p>DESCRIPTION</text:p>
          </table:table-cell>
          <table:table-cell table:style-name="ce252"/>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2" table:style-name="ce18"/>
          <table:table-cell table:style-name="ce252"/>
          <table:table-cell office:value-type="string" table:style-name="ce252">
            <text:p>{QUESTION}</text:p>
          </table:table-cell>
          <table:table-cell table:number-columns-repeated="12" table:style-name="ce252"/>
          <table:table-cell office:value-type="string" table:style-name="ce252">
            <text:p>Indicate whether the economic operator has it</text:p>
          </table:table-cell>
          <table:table-cell office:value-type="string" table:style-name="ce252">
            <text:p>true</text:p>
          </table:table-cell>
          <table:table-cell office:value-type="string" table:style-name="ce253">
            <text:p>0..1</text:p>
          </table:table-cell>
          <table:table-cell office:value-type="string" table:style-name="ce252">
            <text:p>INDICATOR</text:p>
          </table:table-cell>
          <table:table-cell table:number-columns-repeated="2" table:style-name="ce252"/>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04"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2"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PERIOD (start/end date) to QUANTITY_INTEGER in <text:s/>v2.1.1</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40"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3" table:style-name="ce8">
            <text:p>3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et up of economic operator</text:p>
          </table:table-cell>
          <table:table-cell office:value-type="string" table:style-name="ce15">
            <text:p>In case the information concerning turnover (general or specific) is not available for the entire period required, please state the date on which the economic operator was set up or started trading:</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77f481ce-ffb6-483f-8e2b-c78db5e68292</text:p>
          </table:table-cell>
          <table:table-cell office:value-type="string" table:style-name="ce15">
            <text:p>CRITERION.SELECTION.ECONOMIC_FINANCIAL_STANDING.TURNOVER.SET_UP</text:p>
          </table:table-cell>
          <table:table-cell table:style-name="ce16"/>
          <table:table-cell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1"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6">
            <text:p>35</text:p>
          </table:table-cell>
          <table:table-cell office:value-type="string" table:style-name="ce197">
            <text:p>{CRITERION</text:p>
          </table:table-cell>
          <table:table-cell table:number-columns-repeated="2" table:style-name="ce197"/>
          <table:table-cell office:value-type="string" table:style-name="ce197">
            <text:p><text:s/></text:p>
          </table:table-cell>
          <table:table-cell office:value-type="string" table:style-name="ce197">
            <text:p><text:s/></text:p>
          </table:table-cell>
          <table:table-cell office:value-type="string" table:style-name="ce197">
            <text:p><text:s/></text:p>
          </table:table-cell>
          <table:table-cell table:number-columns-repeated="10" table:style-name="ce197"/>
          <table:table-cell office:value-type="string" table:style-name="ce197">
            <text:p>Professional risk indemnity insurance</text:p>
          </table:table-cell>
          <table:table-cell office:value-type="string" table:style-name="ce197">
            <text:p>The insured amount in its professional risk indemnity insurance is the following:</text:p>
          </table:table-cell>
          <table:table-cell table:style-name="ce198"/>
          <table:table-cell office:value-type="string" table:style-name="ce198">
            <text:p><text:s/></text:p>
          </table:table-cell>
          <table:table-cell office:value-type="string" table:style-name="ce197">
            <text:p><text:s/></text:p>
          </table:table-cell>
          <table:table-cell office:value-type="string" table:style-name="ce197">
            <text:p>7604bd40-4462-4086-8763-a50da51a869c</text:p>
          </table:table-cell>
          <table:table-cell office:value-type="string" table:style-name="ce197">
            <text:p>CRITERION.SELECTION.ECONOMIC_FINANCIAL_STANDING.RISK_INDEMNITY_INSURANCE</text:p>
          </table:table-cell>
          <table:table-cell table:style-name="ce197"/>
          <table:table-cell table:style-name="ce120"/>
          <table:table-cell table:number-columns-repeated="16358" table:style-name="ce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Name of the National Criterion]</text:p>
          </table:table-cell>
          <table:table-cell office:value-type="string" table:style-name="ce200">
            <text:p>[Description of the National Criterion ]</text:p>
          </table:table-cell>
          <table:table-cell office:value-type="string" table:style-name="ce200">
            <text:p><text:s/></text:p>
          </table:table-cell>
          <table:table-cell office:value-type="string" table:style-name="ce216">
            <text:p>0..n</text:p>
          </table:table-cell>
          <table:table-cell office:value-type="string" table:style-name="ce200">
            <text:p><text:s/></text:p>
          </table:table-cell>
          <table:table-cell office:value-type="string" table:style-name="ce200">
            <text:p>e6b21867-95b5-4549-8180-f4673219b179</text:p>
          </table:table-cell>
          <table:table-cell office:value-type="string" table:style-name="ce200">
            <text:p>ON*</text:p>
          </table:table-cell>
          <table:table-cell office:value-type="string" table:style-name="ce200">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float" office:value="1" table:style-name="ce201">
            <text:p>1</text:p>
          </table:table-cell>
          <table:table-cell office:value-type="string" table:style-name="ce200">
            <text:p><text:s/></text:p>
          </table:table-cell>
          <table:table-cell office:value-type="string" table:style-name="ce200">
            <text:p>8c39b505-8abe-44fa-a3e0-f2d78b9d8224</text:p>
          </table:table-cell>
          <table:table-cell office:value-type="string" table:style-name="ce200">
            <text:p>ON*</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CAP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Additional information; e.g. no evidences online]</text:p>
          </table:table-cell>
          <table:table-cell office:value-type="string" table:style-name="ce200">
            <text:p><text:s/></text:p>
          </table:table-cell>
          <table:table-cell office:value-type="float" office:value="1" table:style-name="ce201">
            <text:p>1</text:p>
          </table:table-cell>
          <table:table-cell office:value-type="string" table:style-name="ce200">
            <text:p>NONE</text:p>
          </table:table-cell>
          <table:table-cell office:value-type="string" table:style-name="ce200">
            <text:p><text:s/></text:p>
          </table:table-cell>
          <table:table-cell office:value-type="string" table:style-name="ce200">
            <text:p><text:s/></text:p>
          </table:table-cell>
          <table:table-cell office:value-type="string" table:style-name="ce200">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QUES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Your Answer</text:p>
          </table:table-cell>
          <table:table-cell office:value-type="string" table:style-name="ce200">
            <text:p><text:s/></text:p>
          </table:table-cell>
          <table:table-cell office:value-type="float" office:value="1" table:style-name="ce201">
            <text:p>1</text:p>
          </table:table-cell>
          <table:table-cell office:value-type="string" table:style-name="ce200">
            <text:p>INDICATOR</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202">
            <text:p><text:s/></text:p>
          </table:table-cell>
          <table:table-cell office:value-type="string" table:style-name="ce203">
            <text:p>{LEGISLATION}</text:p>
          </table:table-cell>
          <table:table-cell table:number-columns-repeated="17" table:style-name="ce203"/>
          <table:table-cell office:value-type="string" table:style-name="ce204">
            <text:p>0..n</text:p>
          </table:table-cell>
          <table:table-cell table:style-name="ce203"/>
          <table:table-cell office:value-type="string" table:style-name="ce203">
            <text:p>c753a2c5-59e6-4970-b6eb-27224e96bf76</text:p>
          </table:table-cell>
          <table:table-cell office:value-type="string" table:style-name="ce204">
            <text:p><text:s/></text:p>
          </table:table-cell>
          <table:table-cell table:style-name="ce203"/>
          <table:table-cell table:style-name="ce12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2" table:style-name="ce205"/>
          <table:table-cell office:value-type="string" table:style-name="ce205">
            <text:p><text:s/></text:p>
          </table:table-cell>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CAPTION}</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s the requirement applies to</text:p>
          </table:table-cell>
          <table:table-cell office:value-type="string" table:style-name="ce205">
            <text:p><text:s/></text:p>
          </table:table-cell>
          <table:table-cell office:value-type="float" office:value="1" table:style-name="ce215">
            <text:p>1</text:p>
          </table:table-cell>
          <table:table-cell office:value-type="string" table:style-name="ce205">
            <text:p>NONE</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125">
            <text:p>Cardinality needed because of UBL-2.2 XSD constraint.</text:p>
          </table:table-cell>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cc1da737-6c4e-4f4e-821d-c260029058f6</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office:value-type="string" table:style-name="ce205">
            <text:p>{REQUIREMENT}</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 Ids</text:p>
          </table:table-cell>
          <table:table-cell office:value-type="string" table:style-name="ce205">
            <text:p>[LotIds]</text:p>
          </table:table-cell>
          <table:table-cell office:value-type="string" table:style-name="ce215">
            <text:p>0..n</text:p>
          </table:table-cell>
          <table:table-cell office:value-type="string" table:style-name="ce171">
            <text:p>LOT_IDENTIFIER</text:p>
          </table:table-cell>
          <table:table-cell table:style-name="ce205"/>
          <table:table-cell office:value-type="string" table:style-name="ce205">
            <text:p><text:s/></text:p>
          </table:table-cell>
          <table:table-cell office:value-type="string" table:style-name="ce205">
            <text:p><text:s/></text:p>
          </table:table-cell>
          <table:table-cell table:style-name="ce195"/>
          <table:table-cell table:number-columns-repeated="16358" table:style-name="ce119"/>
        </table:table-row>
        <table:table-row table:style-name="ro1">
          <table:table-cell table:style-name="ce199"/>
          <table:table-cell table:style-name="ce155"/>
          <table:table-cell table:number-columns-repeated="2" table:style-name="ce205"/>
          <table:table-cell office:value-type="string" table:style-name="ce205">
            <text:p>{REQUIREMENT_SUBGROUP</text:p>
          </table:table-cell>
          <table:table-cell table:number-columns-repeated="15" table:style-name="ce205"/>
          <table:table-cell office:value-type="string" table:style-name="ce215">
            <text:p>1..n</text:p>
          </table:table-cell>
          <table:table-cell table:style-name="ce205"/>
          <table:table-cell office:value-type="string" table:style-name="ce205">
            <text:p><text:s/>6fc3a90b-0759-4517-af64-ce7d6eb4bf24</text:p>
          </table:table-cell>
          <table:table-cell office:value-type="string" table:style-name="ce205">
            <text:p>ON*</text:p>
          </table:table-cell>
          <table:table-cell table:style-name="ce205"/>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Type of insurance</text:p>
          </table:table-cell>
          <table:table-cell office:value-type="string" table:style-name="ce205">
            <text:p>[Description of the type of insurance]</text:p>
          </table:table-cell>
          <table:table-cell office:value-type="float" office:value="1" table:style-name="ce206">
            <text:p>1</text:p>
          </table:table-cell>
          <table:table-cell office:value-type="string" table:style-name="ce205">
            <text:p>DESCRIP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Minimum amount</text:p>
          </table:table-cell>
          <table:table-cell office:value-type="float" office:value="50000" table:style-name="ce205">
            <text:p>50000</text:p>
          </table:table-cell>
          <table:table-cell office:value-type="float" office:value="1" table:style-name="ce206">
            <text:p>1</text:p>
          </table:table-cell>
          <table:table-cell office:value-type="string" table:style-name="ce205">
            <text:p>AMOUNT</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5">
            <text:p>42dc8062-974d-4201-91ba-7f2ea90338fd</text:p>
          </table:table-cell>
          <table:table-cell office:value-type="string" table:style-name="ce155">
            <text:p>ON*</text:p>
          </table:table-cell>
          <table:table-cell office:value-type="string" table:style-name="ce155">
            <text:p><text:s/></text:p>
          </table:table-cell>
          <table:table-cell table:style-name="ce115"/>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55">
            <text:p><text:s/></text:p>
          </table:table-cell>
          <table:table-cell office:value-type="string" table:style-name="ce155">
            <text:p>Amount</text:p>
          </table:table-cell>
          <table:table-cell office:value-type="float" office:value="50001" table:style-name="ce155">
            <text:p>50001</text:p>
          </table:table-cell>
          <table:table-cell office:value-type="float" office:value="1" table:style-name="ce156">
            <text:p>1</text:p>
          </table:table-cell>
          <table:table-cell office:value-type="string" table:style-name="ce155">
            <text:p>AMOUNT</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As an EO I will commit to obtain the minimum amount required</text:p>
          </table:table-cell>
          <table:table-cell office:value-type="string" table:style-name="ce155">
            <text:p>tru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I am exempt</text:p>
          </table:table-cell>
          <table:table-cell office:value-type="string" table:style-name="ce155">
            <text:p>fals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9">
            <text:p>7458d42a-e581-4640-9283-34ceb3ad4345</text:p>
          </table:table-cell>
          <table:table-cell office:value-type="string" table:style-name="ce155">
            <text:p>ON*</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8"/>
          <table:table-cell table:number-columns-repeated="9" table:style-name="ce155"/>
          <table:table-cell office:value-type="string" table:style-name="ce155">
            <text:p><text:s/></text:p>
          </table:table-cell>
          <table:table-cell office:value-type="string" table:style-name="ce155">
            <text:p>Is this information available electronically?</text:p>
          </table:table-cell>
          <table:table-cell office:value-type="string" table:style-name="ce209">
            <text:p>true</text:p>
          </table:table-cell>
          <table:table-cell office:value-type="float" office:value="1" table:style-name="ce156">
            <text:p>1</text:p>
          </table:table-cell>
          <table:table-cell office:value-type="string" table:style-name="ce155">
            <text:p>INDICATOR</text:p>
          </table:table-cell>
          <table:table-cell table:style-name="ce159"/>
          <table:table-cell office:value-type="string" table:style-name="ce155">
            <text:p><text:s/></text:p>
          </table:table-cell>
          <table:table-cell table:style-name="ce155"/>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0..1</text:p>
          </table:table-cell>
          <table:table-cell office:value-type="string" table:style-name="ce155">
            <text:p><text:s/></text:p>
          </table:table-cell>
          <table:table-cell office:value-type="string" table:style-name="ce159">
            <text:p>41dd2e9b-1bfd-44c7-93ee-56bd74a4334b</text:p>
          </table:table-cell>
          <table:table-cell office:value-type="string" table:style-name="ce155">
            <text:p>ONTRUE</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2"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table:style-name="ce205"/>
          <table:table-cell office:value-type="string" table:style-name="ce205">
            <text:p>REQUIREMENT_SUBGROUP}</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14"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206"/>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77">
            <text:p>CRITERION}</text:p>
          </table:table-cell>
          <table:table-cell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table:number-columns-repeated="10"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210">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9"/>
        <table:table-column table:style-name="co2" table:number-columns-repeated="6" table:default-cell-style-name="ce227"/>
        <table:table-column table:style-name="co15" table:default-cell-style-name="ce227"/>
        <table:table-column table:style-name="co15" table:default-cell-style-name="ce227" table:visibility="collapse"/>
        <table:table-column table:style-name="co17" table:number-columns-repeated="8" table:default-cell-style-name="ce227" table:visibility="collapse"/>
        <table:table-column table:style-name="co10" table:default-cell-style-name="ce227"/>
        <table:table-column table:style-name="co13" table:default-cell-style-name="ce227"/>
        <table:table-column table:style-name="co42" table:default-cell-style-name="ce227"/>
        <table:table-column table:style-name="co13" table:default-cell-style-name="ce230"/>
        <table:table-column table:style-name="co43" table:default-cell-style-name="ce227"/>
        <table:table-column table:style-name="co13" table:default-cell-style-name="ce227"/>
        <table:table-column table:style-name="co13" table:default-cell-style-name="ce230"/>
        <table:table-column table:style-name="co44" table:default-cell-style-name="ce230"/>
        <table:table-column table:style-name="co13" table:number-columns-repeated="1000" table:default-cell-style-name="ce227"/>
        <table:table-column table:style-name="co14" table:number-columns-repeated="15359" table:default-cell-style-name="ce90"/>
        <table:table-row table:style-name="ro1">
          <table:table-cell office:value-type="float" office:value="1" table:style-name="ce249">
            <text:p>1</text:p>
          </table:table-cell>
          <table:table-cell office:value-type="float" office:value="2" table:style-name="ce249">
            <text:p>2</text:p>
          </table:table-cell>
          <table:table-cell office:value-type="float" office:value="3" table:style-name="ce249">
            <text:p>3</text:p>
          </table:table-cell>
          <table:table-cell office:value-type="float" office:value="4" table:style-name="ce249">
            <text:p>4</text:p>
          </table:table-cell>
          <table:table-cell office:value-type="float" office:value="5" table:style-name="ce249">
            <text:p>5</text:p>
          </table:table-cell>
          <table:table-cell office:value-type="float" office:value="6" table:style-name="ce249">
            <text:p>6</text:p>
          </table:table-cell>
          <table:table-cell office:value-type="float" office:value="7" table:style-name="ce249">
            <text:p>7</text:p>
          </table:table-cell>
          <table:table-cell office:value-type="float" office:value="8" table:style-name="ce249">
            <text:p>8</text:p>
          </table:table-cell>
          <table:table-cell office:value-type="float" office:value="9" table:style-name="ce249">
            <text:p>9</text:p>
          </table:table-cell>
          <table:table-cell office:value-type="float" office:value="10" table:style-name="ce249">
            <text:p>10</text:p>
          </table:table-cell>
          <table:table-cell office:value-type="float" office:value="11" table:style-name="ce249">
            <text:p>11</text:p>
          </table:table-cell>
          <table:table-cell office:value-type="float" office:value="12" table:style-name="ce249">
            <text:p>12</text:p>
          </table:table-cell>
          <table:table-cell office:value-type="float" office:value="13" table:style-name="ce249">
            <text:p>13</text:p>
          </table:table-cell>
          <table:table-cell office:value-type="float" office:value="14" table:style-name="ce249">
            <text:p>14</text:p>
          </table:table-cell>
          <table:table-cell office:value-type="float" office:value="15" table:style-name="ce249">
            <text:p>15</text:p>
          </table:table-cell>
          <table:table-cell office:value-type="float" office:value="16" table:style-name="ce249">
            <text:p>16</text:p>
          </table:table-cell>
          <table:table-cell office:value-type="float" office:value="17" table:style-name="ce249">
            <text:p>17</text:p>
          </table:table-cell>
          <table:table-cell office:value-type="float" office:value="18" table:style-name="ce249">
            <text:p>18</text:p>
          </table:table-cell>
          <table:table-cell office:value-type="float" office:value="19" table:style-name="ce249">
            <text:p>19</text:p>
          </table:table-cell>
          <table:table-cell office:value-type="float" office:value="20" table:style-name="ce249">
            <text:p>20</text:p>
          </table:table-cell>
          <table:table-cell office:value-type="float" office:value="21" table:style-name="ce249">
            <text:p>21</text:p>
          </table:table-cell>
          <table:table-cell office:value-type="float" office:value="22" table:style-name="ce249">
            <text:p>22</text:p>
          </table:table-cell>
          <table:table-cell office:value-type="float" office:value="23" table:style-name="ce249">
            <text:p>23</text:p>
          </table:table-cell>
          <table:table-cell office:value-type="float" office:value="24" table:style-name="ce249">
            <text:p>24</text:p>
          </table:table-cell>
          <table:table-cell office:value-type="float" office:value="25" table:style-name="ce249">
            <text:p>25</text:p>
          </table:table-cell>
          <table:table-cell office:value-type="float" office:value="26" table:style-name="ce217">
            <text:p>26</text:p>
          </table:table-cell>
          <table:table-cell table:number-columns-repeated="16358" table:style-name="ce218"/>
        </table:table-row>
        <table:table-row table:style-name="ro1">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219">
            <text:p>Comment</text:p>
          </table:table-cell>
          <table:table-cell table:number-columns-repeated="16358" table:style-name="ce5"/>
        </table:table-row>
        <table:table-row table:style-name="ro1">
          <table:table-cell office:value-type="float" office:value="36" table:style-name="ce157">
            <text:p>36</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Other economic or financial requirements</text:p>
          </table:table-cell>
          <table:table-cell office:value-type="string" table:style-name="ce231">
            <text:p>Concerning the other economic or financial requirements, if any, that may have been specified in the relevant notice or in the ESPD, the economic operator declares that:</text:p>
          </table:table-cell>
          <table:table-cell table:style-name="ce232"/>
          <table:table-cell office:value-type="string" table:style-name="ce232">
            <text:p><text:s/></text:p>
          </table:table-cell>
          <table:table-cell office:value-type="string" table:style-name="ce231">
            <text:p><text:s/></text:p>
          </table:table-cell>
          <table:table-cell office:value-type="string" table:style-name="ce231">
            <text:p>ab0e7f2e-6418-40e2-8870-6713123e41ad</text:p>
          </table:table-cell>
          <table:table-cell office:value-type="string" table:style-name="ce231">
            <text:p>CRITERION.SELECTION.ECONOMIC_FINANCIAL_STANDING.OTHER_REQUIREMENTS</text:p>
          </table:table-cell>
          <table:table-cell table:style-name="ce232"/>
          <table:table-cell table:style-name="ce117"/>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Name of the National Criterion]</text:p>
          </table:table-cell>
          <table:table-cell office:value-type="string" table:style-name="ce233">
            <text:p>[Description of the National Criterion ]</text:p>
          </table:table-cell>
          <table:table-cell office:value-type="string" table:style-name="ce233">
            <text:p>[Description of the National Criterion ]</text:p>
          </table:table-cell>
          <table:table-cell office:value-type="string" table:style-name="ce234">
            <text:p>0..n</text:p>
          </table:table-cell>
          <table:table-cell office:value-type="string" table:style-name="ce233">
            <text:p><text:s/></text:p>
          </table:table-cell>
          <table:table-cell office:value-type="string" table:style-name="ce233">
            <text:p>e6b21867-95b5-4549-8180-f4673219b179</text:p>
          </table:table-cell>
          <table:table-cell office:value-type="string" table:style-name="ce234">
            <text:p>ON*</text:p>
          </table:table-cell>
          <table:table-cell table:style-name="ce234"/>
          <table:table-cell office:value-type="string" table:style-name="ce221">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style-name="ce233"/>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float" office:value="1" table:style-name="ce234">
            <text:p>1</text:p>
          </table:table-cell>
          <table:table-cell office:value-type="string" table:style-name="ce233">
            <text:p><text:s/></text:p>
          </table:table-cell>
          <table:table-cell office:value-type="string" table:style-name="ce233">
            <text:p>8c39b505-8abe-44fa-a3e0-f2d78b9d8224</text:p>
          </table:table-cell>
          <table:table-cell office:value-type="string" table:style-name="ce234">
            <text:p>ON*</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CAP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Additional information; e.g. no evidences online]</text:p>
          </table:table-cell>
          <table:table-cell office:value-type="string" table:style-name="ce233">
            <text:p>[Additional information; e.g. no evidences online]</text:p>
          </table:table-cell>
          <table:table-cell office:value-type="float" office:value="1" table:style-name="ce234">
            <text:p>1</text:p>
          </table:table-cell>
          <table:table-cell office:value-type="string" table:style-name="ce233">
            <text:p>NONE</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1">
            <text:p>UUIDs for CAPTIONS, REQUIREMENT and QUESTIONS must be geenerated automatically</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QUES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Your Answer</text:p>
          </table:table-cell>
          <table:table-cell office:value-type="string" table:style-name="ce233">
            <text:p>true</text:p>
          </table:table-cell>
          <table:table-cell office:value-type="float" office:value="1" table:style-name="ce234">
            <text:p>1</text:p>
          </table:table-cell>
          <table:table-cell office:value-type="string" table:style-name="ce233">
            <text:p>INDICATOR</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number-columns-repeated="2"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number-columns-repeated="3"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5">
            <text:p><text:s/></text:p>
          </table:table-cell>
          <table:table-cell office:value-type="string" table:style-name="ce236">
            <text:p>{LEGISLATION}</text:p>
          </table:table-cell>
          <table:table-cell table:number-columns-repeated="17" table:style-name="ce236"/>
          <table:table-cell office:value-type="string" table:style-name="ce237">
            <text:p>0..n</text:p>
          </table:table-cell>
          <table:table-cell table:style-name="ce236"/>
          <table:table-cell office:value-type="string" table:style-name="ce236">
            <text:p>c753a2c5-59e6-4970-b6eb-27224e96bf76</text:p>
          </table:table-cell>
          <table:table-cell office:value-type="string" table:style-name="ce237">
            <text:p><text:s/></text:p>
          </table:table-cell>
          <table:table-cell table:style-name="ce237"/>
          <table:table-cell table:style-name="ce222"/>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1..n</text:p>
          </table:table-cell>
          <table:table-cell office:value-type="string" table:style-name="ce238">
            <text:p><text:s/></text:p>
          </table:table-cell>
          <table:table-cell office:value-type="string" table:style-name="ce238">
            <text:p><text:s/>4ddccd16-91e4-4b72-ae0f-78f2f1ab9490</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CAPTION}</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s the requirement applies to</text:p>
          </table:table-cell>
          <table:table-cell table:style-name="ce238"/>
          <table:table-cell office:value-type="string" table:style-name="ce239">
            <text:p>0..1</text:p>
          </table:table-cell>
          <table:table-cell office:value-type="string" table:style-name="ce238">
            <text:p>NONE</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0..1</text:p>
          </table:table-cell>
          <table:table-cell office:value-type="string" table:style-name="ce238">
            <text:p><text:s/></text:p>
          </table:table-cell>
          <table:table-cell office:value-type="string" table:style-name="ce238">
            <text:p>cc1da737-6c4e-4f4e-821d-c260029058f6</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 ID</text:p>
          </table:table-cell>
          <table:table-cell office:value-type="string" table:style-name="ce240">
            <text:p>Lot1</text:p>
          </table:table-cell>
          <table:table-cell office:value-type="string" table:style-name="ce239">
            <text:p>0..n</text:p>
          </table:table-cell>
          <table:table-cell office:value-type="string" table:style-name="ce238">
            <text:p>LOT_IDENTIFIER</text:p>
          </table:table-cell>
          <table:table-cell table:style-name="ce238"/>
          <table:table-cell office:value-type="string" table:style-name="ce239">
            <text:p><text:s/></text:p>
          </table:table-cell>
          <table:table-cell table:style-name="ce239"/>
          <table:table-cell table:style-name="ce225"/>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float" office:value="1" table:style-name="ce239">
            <text:p>1</text:p>
          </table:table-cell>
          <table:table-cell office:value-type="string" table:style-name="ce238">
            <text:p><text:s/></text:p>
          </table:table-cell>
          <table:table-cell office:value-type="string" table:style-name="ce238">
            <text:p><text:s/>26ece6a2-b360-46c1-890d-8338913b8719</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Select the type of requirement</text:p>
          </table:table-cell>
          <table:table-cell office:value-type="string" table:style-name="ce241">
            <text:p>RADIO_BUTTON_TRUE</text:p>
          </table:table-cell>
          <table:table-cell office:value-type="float" office:value="1" table:style-name="ce239">
            <text:p>1</text:p>
          </table:table-cell>
          <table:table-cell office:value-type="string" table:style-name="ce238">
            <text:p>CODE_BOOLEAN</text:p>
          </table:table-cell>
          <table:table-cell table:style-name="ce238"/>
          <table:table-cell office:value-type="string" table:style-name="ce239">
            <text:p><text:s/></text:p>
          </table:table-cell>
          <table:table-cell office:value-type="string" table:style-name="ce238">
            <text:p>BooleanGUIControlType</text:p>
          </table:table-cell>
          <table:table-cell office:value-type="string" table:style-name="ce238">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a15c15f-110e-4a10-8d6e-5e41cf5f9098</text:p>
          </table:table-cell>
          <table:table-cell office:value-type="string" table:style-name="ce239">
            <text:p>ONTRU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Description of the economic or financial requirement</text:p>
          </table:table-cell>
          <table:table-cell office:value-type="string" table:style-name="ce238">
            <text:p>[Description]</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amount</text:p>
          </table:table-cell>
          <table:table-cell office:value-type="float" office:value="100000" table:style-name="ce238">
            <text:p>100000</text:p>
          </table:table-cell>
          <table:table-cell office:value-type="float" office:value="1" table:style-name="ce239">
            <text:p>1</text:p>
          </table:table-cell>
          <table:table-cell office:value-type="string" table:style-name="ce238">
            <text:p>AMOUNT</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Start date; End date</text:p>
          </table:table-cell>
          <table:table-cell office:value-type="string" table:style-name="ce240">
            <text:p>2016-01-01</text:p>
          </table:table-cell>
          <table:table-cell office:value-type="float" office:value="1" table:style-name="ce239">
            <text:p>1</text:p>
          </table:table-cell>
          <table:table-cell office:value-type="string" table:style-name="ce238">
            <text:p>PERIOD</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8">
            <text:p>1</text:p>
          </table:table-cell>
          <table:table-cell office:value-type="string" table:style-name="ce88">
            <text:p>AMOUNT</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c96aa19-a0be-4409-af58-ff3f3812741b</text:p>
          </table:table-cell>
          <table:table-cell office:value-type="string" table:style-name="ce239">
            <text:p>ONFALS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rating</text:p>
          </table:table-cell>
          <table:table-cell office:value-type="string" table:style-name="ce242">
            <text:p>0.33</text:p>
          </table:table-cell>
          <table:table-cell office:value-type="float" office:value="1" table:style-name="ce239">
            <text:p>1</text:p>
          </table:table-cell>
          <table:table-cell office:value-type="string" table:style-name="ce238">
            <text:p>QUANTITY</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Rating scheme</text:p>
          </table:table-cell>
          <table:table-cell office:value-type="string" table:style-name="ce238">
            <text:p>n/10, where n&lt;=10</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3">
            <text:p>0.75</text:p>
          </table:table-cell>
          <table:table-cell office:value-type="float" office:value="1" table:style-name="ce158">
            <text:p>1</text:p>
          </table:table-cell>
          <table:table-cell office:value-type="string" table:style-name="ce88">
            <text:p>QUANTITY</text:p>
          </table:table-cell>
          <table:table-cell table:style-name="ce88"/>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1"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60"/>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15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158"/>
          <table:table-cell office:value-type="string" table:style-name="ce87">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5">
            <text:p>Evidence Supplied</text:p>
          </table:table-cell>
          <table:table-cell office:value-type="string" table:style-name="ce149">
            <text:p><text:a xlink:href="http://public_site/repository/evidences/evidence?id=EVIDENCE-00001">EVIDENCE-ID</text:a></text:p>
          </table:table-cell>
          <table:table-cell office:value-type="string" table:style-name="ce246">
            <text:p>1..n</text:p>
          </table:table-cell>
          <table:table-cell office:value-type="string" table:style-name="ce245">
            <text:p>EVIDENCE_IDENTIFIER</text:p>
          </table:table-cell>
          <table:table-cell table:style-name="ce247"/>
          <table:table-cell office:value-type="string" table:style-name="ce248">
            <text:p><text:s/></text:p>
          </table:table-cell>
          <table:table-cell table:style-name="ce248"/>
          <table:table-cell table:style-name="ce228"/>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116">
            <text:p><text:s/></text:p>
          </table:table-cell>
          <table:table-cell table:number-columns-repeated="16358" table:style-name="ce5"/>
        </table:table-row>
        <table:table-row table:number-rows-repeated="1048535" table:style-name="ro1">
          <table:table-cell table:number-columns-repeated="16384"/>
        </table:table-row>
      </table:table>
      <table:table table:name="SC-References" table:style-name="ta1">
        <table:table-column table:style-name="co45" table:default-cell-style-name="ce9"/>
        <table:table-column table:style-name="co2" table:number-columns-repeated="7" table:default-cell-style-name="ce9"/>
        <table:table-column table:style-name="co46" table:default-cell-style-name="ce9"/>
        <table:table-column table:style-name="co4" table:number-columns-repeated="8" table:default-cell-style-name="ce9" table:visibility="collapse"/>
        <table:table-column table:style-name="co14" table:default-cell-style-name="ce9"/>
        <table:table-column table:style-name="co47" table:default-cell-style-name="ce9"/>
        <table:table-column table:style-name="co48" table:default-cell-style-name="ce9"/>
        <table:table-column table:style-name="co11" table:default-cell-style-name="ce10"/>
        <table:table-column table:style-name="co49" table:default-cell-style-name="ce11"/>
        <table:table-column table:style-name="co50"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33" table:style-name="ro1">
          <table:table-cell table:number-columns-repeated="16384"/>
        </table:table-row>
      </table:table>
      <table:table table:name="SC-Abilities_1_(Persons)" table:style-name="ta1">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7">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29">
            <text:p>Comment</text:p>
          </table:table-cell>
          <table:table-cell table:number-columns-repeated="16358" table:style-name="ce9"/>
        </table:table-row>
        <table:table-row table:style-name="ro1">
          <table:table-cell office:value-type="float" office:value="40" table:style-name="ce128">
            <text:p>40</text:p>
          </table:table-cell>
          <table:table-cell office:value-type="string" table:style-name="ce130">
            <text:p>{CRITERION</text:p>
          </table:table-cell>
          <table:table-cell table:style-name="ce130"/>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ians or technical bodies for quality control</text:p>
          </table:table-cell>
          <table:table-cell office:value-type="string" table:style-name="ce13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3aaca389-4a7b-406b-a4b9-080845d127e7</text:p>
          </table:table-cell>
          <table:table-cell office:value-type="string" table:style-name="ce130">
            <text:p>CRITERION.SELECTION.TECHNICAL_PROFESSIONAL_ABILITY.TECHNICAL.TECHNICIANS_FOR_QUALITY_CONTROL</text:p>
          </table:table-cell>
          <table:table-cell table:style-name="ce131"/>
          <table:table-cell table:style-name="ce132"/>
          <table:table-cell table:style-name="ce15"/>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number-columns-repeated="2" table:style-name="ce141"/>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32"/>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8">
            <text:p>42</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al facilities and measures for ensuring quality</text:p>
          </table:table-cell>
          <table:table-cell office:value-type="string" table:style-name="ce130">
            <text:p>It uses the following technical facilities and measures for ensuring quality and its study and research facilities are as follows:</text:p>
          </table:table-cell>
          <table:table-cell table:style-name="ce130"/>
          <table:table-cell office:value-type="string" table:style-name="ce131">
            <text:p><text:s/></text:p>
          </table:table-cell>
          <table:table-cell office:value-type="string" table:style-name="ce130">
            <text:p><text:s/></text:p>
          </table:table-cell>
          <table:table-cell office:value-type="string" table:style-name="ce130">
            <text:p>4bf996d9-439c-40c6-9ab9-980a48cb55a1</text:p>
          </table:table-cell>
          <table:table-cell office:value-type="string" table:style-name="ce130">
            <text:p>CRITERION.SELECTION.TECHNICAL_PROFESSIONAL_ABILITY.TECHNICAL.FACILITIES_FOR_QUALITY_ENSURING</text:p>
          </table:table-cell>
          <table:table-cell table:style-name="ce131"/>
          <table:table-cell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145">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142"/>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2"/>
          <table:table-cell table:number-columns-repeated="3" table:style-name="ce180"/>
          <table:table-cell table:number-columns-repeated="16354"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1">
            <text:p>47</text:p>
          </table:table-cell>
          <table:table-cell office:value-type="string" table:style-name="ce162">
            <text:p>{CRITER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Educational and professional qualifications</text:p>
          </table:table-cell>
          <table:table-cell office:value-type="string" table:style-name="ce16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2"/>
          <table:table-cell office:value-type="string" table:style-name="ce163">
            <text:p><text:s/></text:p>
          </table:table-cell>
          <table:table-cell office:value-type="string" table:style-name="ce162">
            <text:p><text:s/></text:p>
          </table:table-cell>
          <table:table-cell office:value-type="string" table:style-name="ce162">
            <text:p>07301031-2270-41af-8e7e-66fe0c777107</text:p>
          </table:table-cell>
          <table:table-cell office:value-type="string" table:style-name="ce162">
            <text:p>CRITERION.SELECTION.TECHNICAL_PROFESSIONAL_ABILITY.TECHNICAL.PROFESSIONAL_QUALIFICATIONS</text:p>
          </table:table-cell>
          <table:table-cell table:style-name="ce163"/>
          <table:table-cell table:style-name="ce100"/>
          <table:table-cell table:style-name="ce101"/>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Name of the National Criterion]</text:p>
          </table:table-cell>
          <table:table-cell office:value-type="string" table:style-name="ce164">
            <text:p>[Description of the National Criterion ]</text:p>
          </table:table-cell>
          <table:table-cell office:value-type="string" table:style-name="ce164">
            <text:p>[Description of the National Criterion ]</text:p>
          </table:table-cell>
          <table:table-cell office:value-type="string" table:style-name="ce165">
            <text:p>0..n</text:p>
          </table:table-cell>
          <table:table-cell office:value-type="string" table:style-name="ce164">
            <text:p><text:s/></text:p>
          </table:table-cell>
          <table:table-cell office:value-type="string" table:style-name="ce164">
            <text:p>e6b21867-95b5-4549-8180-f4673219b179</text:p>
          </table:table-cell>
          <table:table-cell office:value-type="string" table:style-name="ce166">
            <text:p>ON*</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float" office:value="1" table:style-name="ce166">
            <text:p>1</text:p>
          </table:table-cell>
          <table:table-cell office:value-type="string" table:style-name="ce164">
            <text:p><text:s/></text:p>
          </table:table-cell>
          <table:table-cell office:value-type="string" table:style-name="ce164">
            <text:p>8c39b505-8abe-44fa-a3e0-f2d78b9d8224</text:p>
          </table:table-cell>
          <table:table-cell office:value-type="string" table:style-name="ce166">
            <text:p>ON*</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CAPTION}</text:p>
          </table:table-cell>
          <table:table-cell table:number-columns-repeated="12" table:style-name="ce164"/>
          <table:table-cell office:value-type="string" table:style-name="ce164">
            <text:p><text:s/></text:p>
          </table:table-cell>
          <table:table-cell office:value-type="string" table:style-name="ce164">
            <text:p>[Additional information; e.g. no evidences online]</text:p>
          </table:table-cell>
          <table:table-cell office:value-type="string" table:style-name="ce164">
            <text:p>[Additional information; e.g. no evidences online]</text:p>
          </table:table-cell>
          <table:table-cell office:value-type="float" office:value="1" table:style-name="ce166">
            <text:p>1</text:p>
          </table:table-cell>
          <table:table-cell office:value-type="string" table:style-name="ce164">
            <text:p>NONE</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QUESTION}</text:p>
          </table:table-cell>
          <table:table-cell table:number-columns-repeated="12" table:style-name="ce164"/>
          <table:table-cell office:value-type="string" table:style-name="ce164">
            <text:p><text:s/></text:p>
          </table:table-cell>
          <table:table-cell office:value-type="string" table:style-name="ce164">
            <text:p>Your Answer</text:p>
          </table:table-cell>
          <table:table-cell office:value-type="string" table:style-name="ce164">
            <text:p>true</text:p>
          </table:table-cell>
          <table:table-cell office:value-type="float" office:value="1" table:style-name="ce166">
            <text:p>1</text:p>
          </table:table-cell>
          <table:table-cell office:value-type="string" table:style-name="ce164">
            <text:p>INDICATOR</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style-name="ce170"/>
          <table:table-cell table:style-name="ce107"/>
          <table:table-cell table:style-name="ce106"/>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14"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2">
            <text:p>1</text:p>
          </table:table-cell>
          <table:table-cell office:value-type="string" table:style-name="ce171">
            <text:p><text:s/></text:p>
          </table:table-cell>
          <table:table-cell office:value-type="string" table:style-name="ce171">
            <text:p>d2cadc29-07e0-46b2-a74a-a0dc4bd2e5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text:p>
          </table:table-cell>
          <table:table-cell table:number-columns-repeated="14" table:style-name="ce171"/>
          <table:table-cell office:value-type="string" table:style-name="ce171">
            <text:p>This criterion will be weighted</text:p>
          </table:table-cell>
          <table:table-cell office:value-type="string" table:style-name="ce171">
            <text:p>true</text:p>
          </table:table-cell>
          <table:table-cell office:value-type="string" table:style-name="ce143">
            <text:p>0..1</text:p>
          </table:table-cell>
          <table:table-cell office:value-type="string" table:style-name="ce142">
            <text:p>WEIGHT_INDICATOR</text:p>
          </table:table-cell>
          <table:table-cell table:style-name="ce171"/>
          <table:table-cell table:style-name="ce172"/>
          <table:table-cell table:style-name="ce171"/>
          <table:table-cell table:style-name="ce109"/>
          <table:table-cell table:style-name="ce57"/>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_SUBGROUP</text:p>
          </table:table-cell>
          <table:table-cell table:number-columns-repeated="16" table:style-name="ce171"/>
          <table:table-cell office:value-type="string" table:style-name="ce173">
            <text:p>1..n</text:p>
          </table:table-cell>
          <table:table-cell table:style-name="ce171"/>
          <table:table-cell office:value-type="string" table:style-name="ce171">
            <text:p>1be6421a-0360-449e-ae7c-ce7fad73c2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text:s/></text:p>
          </table:table-cell>
          <table:table-cell office:value-type="string" table:style-name="ce171">
            <text:p><text:s/></text:p>
          </table:table-cell>
          <table:table-cell office:value-type="string" table:style-name="ce171">
            <text:p>{REQUIREMENT}</text:p>
          </table:table-cell>
          <table:table-cell table:number-columns-repeated="13" table:style-name="ce171"/>
          <table:table-cell office:value-type="string" table:style-name="ce171">
            <text:p>Requirement</text:p>
          </table:table-cell>
          <table:table-cell table:style-name="ce171"/>
          <table:table-cell office:value-type="float" office:value="1" table:style-name="ce172">
            <text:p>1</text:p>
          </table:table-cell>
          <table:table-cell office:value-type="string" table:style-name="ce171">
            <text:p>DESCRIPTION</text:p>
          </table:table-cell>
          <table:table-cell table:style-name="ce171"/>
          <table:table-cell office:value-type="string" table:style-name="ce172">
            <text:p><text:s/></text:p>
          </table:table-cell>
          <table:table-cell table:style-name="ce171"/>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3"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2">
            <text:p><text:s/></text:p>
          </table:table-cell>
          <table:table-cell office:value-type="string" table:style-name="ce152">
            <text:p>5df40500-a9b7-4c15-8325-a9762224a3c9</text:p>
          </table:table-cell>
          <table:table-cell office:value-type="string" table:style-name="ce156">
            <text:p>ON*</text:p>
          </table:table-cell>
          <table:table-cell table:style-name="ce155"/>
          <table:table-cell table:style-name="ce84"/>
          <table:table-cell table:style-name="ce11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CAPTION}</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float" office:value="1" table:style-name="ce153">
            <text:p>1</text:p>
          </table:table-cell>
          <table:table-cell office:value-type="string" table:style-name="ce167">
            <text:p>NONE</text:p>
          </table:table-cell>
          <table:table-cell table:style-name="ce167"/>
          <table:table-cell office:value-type="string" table:style-name="ce153">
            <text:p><text:s/></text:p>
          </table:table-cell>
          <table:table-cell table:style-name="ce167"/>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52">
            <text:p>{QUESTION_SUBGROUP</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string" table:style-name="ce174">
            <text:p>0..n</text:p>
          </table:table-cell>
          <table:table-cell office:value-type="string" table:style-name="ce167">
            <text:p><text:s/></text:p>
          </table:table-cell>
          <table:table-cell office:value-type="string" table:style-name="ce167">
            <text:p>5476ec64-de1e-45d2-aaf1-a40a463ab7a9</text:p>
          </table:table-cell>
          <table:table-cell office:value-type="string" table:style-name="ce156">
            <text:p>ON*</text:p>
          </table:table-cell>
          <table:table-cell table:style-name="ce155"/>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Fir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La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Please describe the educational or professional qualification</text:p>
          </table:table-cell>
          <table:table-cell table:style-name="ce167"/>
          <table:table-cell office:value-type="float" office:value="1" table:style-name="ce153">
            <text:p>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indicate the ESCO identifier for this qualification</text:p>
          </table:table-cell>
          <table:table-cell table:style-name="ce167"/>
          <table:table-cell office:value-type="string" table:style-name="ce153">
            <text:p>0..1</text:p>
          </table:table-cell>
          <table:table-cell office:value-type="string" table:style-name="ce167">
            <text:p>URL</text:p>
          </table:table-cell>
          <table:table-cell table:style-name="ce167"/>
          <table:table-cell table:style-name="ce153"/>
          <table:table-cell table:style-name="ce167"/>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describe the ESCO qualification</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style-name="ce114"/>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umber</text:p>
          </table:table-cell>
          <table:table-cell table:style-name="ce167"/>
          <table:table-cell office:value-type="string" table:style-name="ce153">
            <text:p>0..1</text:p>
          </table:table-cell>
          <table:table-cell office:value-type="string" table:style-name="ce167">
            <text:p>QUAL_IDENTIFIER</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date</text:p>
          </table:table-cell>
          <table:table-cell table:style-name="ce167"/>
          <table:table-cell office:value-type="string" table:style-name="ce153">
            <text:p>0..1</text:p>
          </table:table-cell>
          <table:table-cell office:value-type="string" table:style-name="ce167">
            <text:p>DATE</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body</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2">
            <text:p><text:s/></text:p>
          </table:table-cell>
          <table:table-cell office:value-type="float" office:value="1" table:style-name="ce153">
            <text:p>1</text:p>
          </table:table-cell>
          <table:table-cell office:value-type="string" table:style-name="ce167">
            <text:p><text:s/></text:p>
          </table:table-cell>
          <table:table-cell office:value-type="string" table:style-name="ce175">
            <text:p>9026e403-3eb6-4705-a9e9-e21a1efc867d</text:p>
          </table:table-cell>
          <table:table-cell office:value-type="string" table:style-name="ce156">
            <text:p>ON*</text:p>
          </table:table-cell>
          <table:table-cell table:style-name="ce155"/>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text:p>
          </table:table-cell>
          <table:table-cell table:number-columns-repeated="10" table:style-name="ce152"/>
          <table:table-cell office:value-type="string" table:style-name="ce152">
            <text:p>Is this information available online?</text:p>
          </table:table-cell>
          <table:table-cell office:value-type="string" table:style-name="ce176">
            <text:p>true</text:p>
          </table:table-cell>
          <table:table-cell office:value-type="float" office:value="1" table:style-name="ce153">
            <text:p>1</text:p>
          </table:table-cell>
          <table:table-cell office:value-type="string" table:style-name="ce152">
            <text:p>INDICATOR</text:p>
          </table:table-cell>
          <table:table-cell office:value-type="string" table:style-name="ce155">
            <text:p><text:s/></text:p>
          </table:table-cell>
          <table:table-cell table:style-name="ce153"/>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5">
            <text:p><text:s/></text:p>
          </table:table-cell>
          <table:table-cell office:value-type="string" table:style-name="ce152">
            <text:p>0a166f0a-0c5f-42b0-81e9-0fc9fa598a48</text:p>
          </table:table-cell>
          <table:table-cell office:value-type="string" table:style-name="ce153">
            <text:p>ONTRUE</text:p>
          </table:table-cell>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9" table:style-name="ce152"/>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table:style-name="ce167"/>
          <table:table-cell table:style-name="ce153"/>
          <table:table-cell table:number-columns-repeated="2" table:style-name="ce152"/>
          <table:table-cell table:style-name="ce167"/>
          <table:table-cell office:value-type="string" table:style-name="ce167">
            <text:p>QUESTION_SUBGROUP}</text:p>
          </table:table-cell>
          <table:table-cell table:number-columns-repeated="14"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office:value-type="string" table:style-name="ce152">
            <text:p>QUESTION_SUBGROUP}</text:p>
          </table:table-cell>
          <table:table-cell table:number-columns-repeated="15"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52">
            <text:p><text:s/></text:p>
          </table:table-cell>
          <table:table-cell table:style-name="ce153"/>
          <table:table-cell table:style-name="ce171"/>
          <table:table-cell office:value-type="string" table:style-name="ce171">
            <text:p>REQUIREMENT_SUBGROUP}</text:p>
          </table:table-cell>
          <table:table-cell table:number-columns-repeated="3"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4"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number-columns-repeated="2" table:style-name="ce108"/>
          <table:table-cell table:number-columns-repeated="16357" table:style-name="ce45"/>
        </table:table-row>
        <table:table-row table:style-name="ro1">
          <table:table-cell office:value-type="string" table:style-name="ce152">
            <text:p><text:s/></text:p>
          </table:table-cell>
          <table:table-cell office:value-type="string" table:style-name="ce162">
            <text:p>CRITERION}</text:p>
          </table:table-cell>
          <table:table-cell table:number-columns-repeated="18" table:style-name="ce162"/>
          <table:table-cell table:style-name="ce163"/>
          <table:table-cell table:number-columns-repeated="2" table:style-name="ce177"/>
          <table:table-cell table:number-columns-repeated="2" table:style-name="ce162"/>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8">
            <text:p>48</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Allowance of checks</text:p>
          </table:table-cell>
          <table:table-cell office:value-type="string" table:style-name="ce13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c8809aa1-29b6-4f27-ae2f-27e612e394db</text:p>
          </table:table-cell>
          <table:table-cell office:value-type="string" table:style-name="ce130">
            <text:p>CRITERION.SELECTION.TECHNICAL_PROFESSIONAL_ABILITY.TECHNICAL.CHECKS.ALLOWANCE_OF_CHECKS</text:p>
          </table:table-cell>
          <table:table-cell table:style-name="ce130"/>
          <table:table-cell table:style-name="ce50"/>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10822ddd-9ba6-42d5-9339-de0845aeafc9</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text:s/></text:p>
          </table:table-cell>
          <table:table-cell office:value-type="string" table:style-name="ce142">
            <text:p>{REQUIREMENT}</text:p>
          </table:table-cell>
          <table:table-cell table:number-columns-repeated="2" table:style-name="ce142"/>
          <table:table-cell office:value-type="string" table:style-name="ce142">
            <text:p><text:s/></text:p>
          </table:table-cell>
          <table:table-cell table:number-columns-repeated="10" table:style-name="ce142"/>
          <table:table-cell office:value-type="string" table:style-name="ce142">
            <text:p><text:s/></text:p>
          </table:table-cell>
          <table:table-cell office:value-type="string" table:style-name="ce142">
            <text:p>Requirement</text:p>
          </table:table-cell>
          <table:table-cell office:value-type="string" table:style-name="ce142">
            <text:p>The EO will allow the CA to visit the premises where the development is performed(upon pre-agreed calendar) in order to check the security measures undertaken by the EO.</text:p>
          </table:table-cell>
          <table:table-cell office:value-type="float" office:value="1" table:style-name="ce143">
            <text:p>1</text:p>
          </table:table-cell>
          <table:table-cell office:value-type="string" table:style-name="ce142">
            <text:p>DESCRIPTION</text:p>
          </table:table-cell>
          <table:table-cell office:value-type="string" table:style-name="ce142">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a3410620-8ed3-47f9-ab90-b5b1aeeff6a5</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Do you allow checks?</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style-name="ce128"/>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8">
            <text:p>49</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umber of managerial staff</text:p>
          </table:table-cell>
          <table:table-cell office:value-type="string" table:style-name="ce130">
            <text:p>The economic operator’s number of managerial staff for the last three years were as follows:</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6346959b-e097-4ea1-89cd-d1b4c131ea4d</text:p>
          </table:table-cell>
          <table:table-cell office:value-type="string" table:style-name="ce130">
            <text:p>CRITERION.SELECTION.TECHNICAL_PROFESSIONAL_ABILITY.MANAGEMENT.MANAGERIAL_STAFF</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float" office:value="1" table:style-name="ce143">
            <text:p>1</text:p>
          </table:table-cell>
          <table:table-cell office:value-type="string" table:style-name="ce142">
            <text:p><text:s/></text:p>
          </table:table-cell>
          <table:table-cell office:value-type="string" table:style-name="ce142">
            <text:p>7f7949a8-dbe6-496c-a9f6-6f05b8648bad</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Minum number of years</text:p>
          </table:table-cell>
          <table:table-cell office:value-type="float" office:value="3" table:style-name="ce142">
            <text:p>3</text:p>
          </table:table-cell>
          <table:table-cell office:value-type="float" office:value="1" table:style-name="ce143">
            <text:p>1</text:p>
          </table:table-cell>
          <table:table-cell office:value-type="string" table:style-name="ce142">
            <text:p>QUANTITY_INTEGER</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Additional information</text:p>
          </table:table-cell>
          <table:table-cell office:value-type="string" table:style-name="ce142">
            <text:p>[Additional information]</text:p>
          </table:table-cell>
          <table:table-cell office:value-type="string" table:style-name="ce143">
            <text:p>0..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string" table:style-name="ce182">
            <text:p>1..n</text:p>
          </table:table-cell>
          <table:table-cell office:value-type="string" table:style-name="ce133">
            <text:p><text:s/></text:p>
          </table:table-cell>
          <table:table-cell office:value-type="string" table:style-name="ce133">
            <text:p>96defecc-7d32-4957-82e9-aad5f3c5b736</text:p>
          </table:table-cell>
          <table:table-cell office:value-type="string" table:style-name="ce134">
            <text:p>ON*</text:p>
          </table:table-cell>
          <table:table-cell table:style-name="ce134"/>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Yea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Number</text:p>
          </table:table-cell>
          <table:table-cell office:value-type="string" table:style-name="ce133">
            <text:p><text:s/></text:p>
          </table:table-cell>
          <table:table-cell office:value-type="float" office:value="1" table:style-name="ce134">
            <text:p>1</text:p>
          </table:table-cell>
          <table:table-cell office:value-type="string" table:style-name="ce145">
            <text:p>QUANTITY_INTEGE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style-name="ce128"/>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29">
            <text:p>QUANTITY_INTEGE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8">
            <text:p>51</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Subcontracting proportion</text:p>
          </table:table-cell>
          <table:table-cell office:value-type="string" table:style-name="ce13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12a1625-118d-4ea4-a6db-413184e7c0a8</text:p>
          </table:table-cell>
          <table:table-cell office:value-type="string" table:style-name="ce130">
            <text:p>CRITERION.SELECTION.TECHNICAL_PROFESSIONAL_ABILITY.MANAGEMENT.SUBCONTRACTING_PROPORTION</text:p>
          </table:table-cell>
          <table:table-cell table:style-name="ce130"/>
          <table:table-cell table:style-name="ce15"/>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575f7550-8a2d-4bad-b9d8-be07ab570076</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Please specify</text:p>
          </table:table-cell>
          <table:table-cell office:value-type="string" table:style-name="ce133">
            <text:p><text:s/></text:p>
          </table:table-cell>
          <table:table-cell office:value-type="float" office:value="1" table:style-name="ce134">
            <text:p>1</text:p>
          </table:table-cell>
          <table:table-cell office:value-type="string" table:style-name="ce145">
            <text:p>DESCRIPTION</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2"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table:style-name="ce17"/>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8">
            <text:p>52</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samples, descriptions or photographs without certification of authenticity</text:p>
          </table:table-cell>
          <table:table-cell office:value-type="string" table:style-name="ce130">
            <text:p>For public supply contracts: The economic operator will supply the required samples, descriptions or photographs of the products to be supplied, which do not need to be accompanied by certifications of authenticity.</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bdf0601d-2480-4250-b870-658d0ee95be6</text:p>
          </table:table-cell>
          <table:table-cell office:value-type="string" table:style-name="ce130">
            <text:p>CRITERION.SELECTION.TECHNICAL_PROFESSIONAL_ABILITY.MANAGEMENT.ARTEFACTS.NO_AUTHENTICATED_ARTEFACTS</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cb73544d-e8bb-4cc6-819b-b8e04f1e240e</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2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5">
            <text:p>ON*</text:p>
          </table:table-cell>
          <table:table-cell table:style-name="ce145"/>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3">
            <text:p><text:s/></text:p>
          </table:table-cell>
          <table:table-cell table:style-name="ce133"/>
          <table:table-cell table:style-name="ce29"/>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33">
            <text:p>ONTRUE</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38">
            <text:p><text:s/></text:p>
          </table:table-cell>
          <table:table-cell table:style-name="ce134"/>
          <table:table-cell office:value-type="string" table:style-name="ce138">
            <text:p><text:s/></text:p>
          </table:table-cell>
          <table:table-cell office:value-type="string" table:style-name="ce138">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style-name="ce180"/>
          <table:table-cell table:number-columns-repeated="9" table:style-name="ce133"/>
          <table:table-cell office:value-type="string" table:style-name="ce13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8">
            <text:p>54</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certificates by quality control institutes</text:p>
          </table:table-cell>
          <table:table-cell office:value-type="string" table:style-name="ce13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a7669d7d-9297-43e1-9d10-691a1660187c</text:p>
          </table:table-cell>
          <table:table-cell office:value-type="string" table:style-name="ce131">
            <text:p>CRITERION.SELECTION.TECHNICAL_PROFESSIONAL_ABILITY.CERTIFICATES.QUALITY_ASSURANCE.QA_INSTITUTES_CERTIFICATE</text:p>
          </table:table-cell>
          <table:table-cell table:style-name="ce131"/>
          <table:table-cell office:value-type="string" table:style-name="ce15">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8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612d99eb-ea3b-4275-ac06-0db05e039c8c</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Requirement</text:p>
          </table:table-cell>
          <table:table-cell office:value-type="string" table:style-name="ce142">
            <text:p>ISO 9001</text:p>
          </table:table-cell>
          <table:table-cell office:value-type="float" office:value="1" table:style-name="ce143">
            <text:p>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4887c3d7-05fc-4e3e-b066-f338910f0c4c</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number-columns-repeated="11" table:style-name="ce133"/>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5" table:style-name="ce133"/>
          <table:table-cell office:value-type="float" office:value="1" table:style-name="ce134">
            <text:p>1</text:p>
          </table:table-cell>
          <table:table-cell office:value-type="string" table:style-name="ce133">
            <text:p><text:s/></text:p>
          </table:table-cell>
          <table:table-cell office:value-type="string" table:style-name="ce133">
            <text:p>83f2f79e-0455-4918-89ff-d7829e8bf758</text:p>
          </table:table-cell>
          <table:table-cell office:value-type="string" table:style-name="ce182">
            <text:p>ONFALSE</text:p>
          </table:table-cell>
          <table:table-cell table:style-name="ce150"/>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If not, please explain why and state which other means of proof can be provided:</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2"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3">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5"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2">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3">
            <text:p>{QUESTION}</text:p>
          </table:table-cell>
          <table:table-cell table:number-columns-repeated="11" table:style-name="ce17"/>
          <table:table-cell table:number-columns-repeated="2" table:style-name="ce13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6" table:default-cell-style-name="ce22"/>
        <table:table-column table:style-name="co57" table:default-cell-style-name="ce22"/>
        <table:table-column table:style-name="co58"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office:value-type="string" table:style-name="ce147">
            <text:p>EOIDType</text:p>
          </table:table-cell>
          <table:table-cell office:value-type="string" table:style-name="ce145">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3"/>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Not relied on entities</text:p>
          </table:table-cell>
          <table:table-cell office:value-type="string" table:style-name="ce267">
            <text:p>Does the economic operator intend to subcontract any share of the contract to third parties?</text:p>
          </table:table-cell>
          <table:table-cell table:style-name="ce266"/>
          <table:table-cell table:style-name="ce268"/>
          <table:table-cell table:style-name="ce266"/>
          <table:table-cell office:value-type="string" table:style-name="ce267">
            <text:p>72c0c4b1-ca50-4667-9487-461f3eed4ed7</text:p>
          </table:table-cell>
          <table:table-cell office:value-type="string" table:style-name="ce266">
            <text:p>CRITERION.OTHER.EO_DATA.SUBCONTRACTS_WITH_THIRD_PARTIES</text:p>
          </table:table-cell>
          <table:table-cell table:style-name="ce268"/>
          <table:table-cell office:value-type="string" table:style-name="ce266">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9"/>
          <table:table-cell office:value-type="string" table:style-name="ce9">
            <text:p><text:s/></text:p>
          </table:table-cell>
          <table:table-cell office:value-type="string" table:style-name="ce91">
            <text:p><text:s/></text:p>
          </table:table-cell>
          <table:table-cell office:value-type="float" office:value="1" table:style-name="ce269">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9">
            <text:p>ON*</text:p>
          </table:table-cell>
          <table:table-cell table:style-name="ce269"/>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9"/>
          <table:table-cell office:value-type="string" table:style-name="ce91">
            <text:p>Your answer?</text:p>
          </table:table-cell>
          <table:table-cell office:value-type="string" table:style-name="ce91">
            <text:p><text:s/></text:p>
          </table:table-cell>
          <table:table-cell office:value-type="float" office:value="1" table:style-name="ce269">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office:value-type="string" table:style-name="ce270">
            <text:p>0..n</text:p>
          </table:table-cell>
          <table:table-cell table:style-name="ce91"/>
          <table:table-cell office:value-type="string" table:style-name="ce84">
            <text:p>50e9a74e-969e-4d79-8e19-8af71cb7c54a</text:p>
          </table:table-cell>
          <table:table-cell office:value-type="string" table:style-name="ce271">
            <text:p>ONTRUE</text:p>
          </table:table-cell>
          <table:table-cell table:style-name="ce272"/>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Name of the entity</text:p>
          </table:table-cell>
          <table:table-cell office:value-type="string" table:style-name="ce91">
            <text:p>[Name]</text:p>
          </table:table-cell>
          <table:table-cell office:value-type="float" office:value="1" table:style-name="ce269">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ID of the subcontractor</text:p>
          </table:table-cell>
          <table:table-cell office:value-type="string" table:style-name="ce91">
            <text:p>[ID]</text:p>
          </table:table-cell>
          <table:table-cell office:value-type="float" office:value="1" table:style-name="ce269">
            <text:p>1</text:p>
          </table:table-cell>
          <table:table-cell office:value-type="string" table:style-name="ce2">
            <text:p>ECONOMIC_OPERATOR_IDENTIFIER</text:p>
          </table:table-cell>
          <table:table-cell table:style-name="ce83"/>
          <table:table-cell table:style-name="ce265"/>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Activity of the entity (for this specific procedure)</text:p>
          </table:table-cell>
          <table:table-cell office:value-type="string" table:style-name="ce91">
            <text:p>[Activity]</text:p>
          </table:table-cell>
          <table:table-cell office:value-type="string" table:style-name="ce260">
            <text:p>0..n</text:p>
          </table:table-cell>
          <table:table-cell office:value-type="string" table:style-name="ce2">
            <text:p>CODE</text:p>
          </table:table-cell>
          <table:table-cell table:style-name="ce84"/>
          <table:table-cell table:style-name="ce98"/>
          <table:table-cell office:value-type="string" table:style-name="ce265">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table:style-name="ce269"/>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9"/>
          <table:table-cell table:number-columns-repeated="2" table:style-name="ce91"/>
          <table:table-cell table:number-columns-repeated="2" table:style-name="ce269"/>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9">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73">
            <text:p>true</text:p>
          </table:table-cell>
          <table:table-cell office:value-type="float" office:value="1" table:style-name="ce269">
            <text:p>1</text:p>
          </table:table-cell>
          <table:table-cell office:value-type="string" table:style-name="ce91">
            <text:p>INDICATOR</text:p>
          </table:table-cell>
          <table:table-cell table:style-name="ce91"/>
          <table:table-cell office:value-type="string" table:style-name="ce269">
            <text:p><text:s/></text:p>
          </table:table-cell>
          <table:table-cell table:style-name="ce269"/>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70">
            <text:p>ONTRUE</text:p>
          </table:table-cell>
          <table:table-cell table:style-name="ce274"/>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9"/>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75">
            <text:p><text:a xlink:href="http://public_site/repository/evidences/evidence?id=EVIDENCE-00001">EVIDENCE-ID</text:a></text:p>
          </table:table-cell>
          <table:table-cell office:value-type="string" table:style-name="ce264">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76"/>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table:style-name="ce268"/>
          <table:table-cell office:value-type="string" table:style-name="ce266">
            <text:p><text:s/></text:p>
          </table:table-cell>
          <table:table-cell table:number-columns-repeated="16358"/>
        </table:table-row>
        <table:table-row table:number-rows-repeated="1048558" table:style-name="ro1">
          <table:table-cell table:number-columns-repeated="16384"/>
        </table:table-row>
      </table:table>
      <table:table table:name="OTHER-EO-Lots" table:style-name="ta3">
        <table:table-column table:style-name="co22" table:default-cell-style-name="ce22"/>
        <table:table-column table:style-name="co2" table:number-columns-repeated="3" table:default-cell-style-name="ce22"/>
        <table:table-column table:style-name="co59" table:default-cell-style-name="ce22"/>
        <table:table-column table:style-name="co23" table:number-columns-repeated="2"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7" table:default-cell-style-name="ce22"/>
        <table:table-column table:style-name="co13"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2" table:style-name="ce8">
            <text:p>6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Lots the EO tenders to</text:p>
          </table:table-cell>
          <table:table-cell office:value-type="string" table:style-name="ce51">
            <text:p>Where applicable, indication of the lot(s) for which the economic operator wishes to tender</text:p>
          </table:table-cell>
          <table:table-cell table:style-name="ce15"/>
          <table:table-cell table:style-name="ce16"/>
          <table:table-cell table:style-name="ce15"/>
          <table:table-cell office:value-type="string" table:style-name="ce51">
            <text:p>8b9700b7-b13c-41e6-a220-6bbf8d5fab31</text:p>
          </table:table-cell>
          <table:table-cell office:value-type="string" table:style-name="ce51">
            <text:p>CRITERION.OTHER.EO_DATA.LOTS_TENDERED</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string" table:style-name="ce28">
            <text:p>1..n</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Lot ID</text:p>
          </table:table-cell>
          <table:table-cell office:value-type="string" table:style-name="ce17">
            <text:p>[List of IDENTIFIERS]</text:p>
          </table:table-cell>
          <table:table-cell office:value-type="string" table:style-name="ce47">
            <text:p>1..n</text:p>
          </table:table-cell>
          <table:table-cell office:value-type="string" table:style-name="ce17">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69" table:style-name="ro1">
          <table:table-cell table:number-columns-repeated="16384"/>
        </table:table-row>
      </table:table>
      <table:table table:name="OTHER_EO-REDUCTION-CANDIDATES" table:style-name="ta4">
        <table:table-column table:style-name="co60" table:default-cell-style-name="ce45"/>
        <table:table-column table:style-name="co61" table:number-columns-repeated="4" table:default-cell-style-name="ce45"/>
        <table:table-column table:style-name="co62" table:number-columns-repeated="11" table:default-cell-style-name="ce45" table:visibility="collapse"/>
        <table:table-column table:style-name="co61" table:number-columns-repeated="9" table:default-cell-style-name="ce45"/>
        <table:table-column table:style-name="co63" table:default-cell-style-name="ce45"/>
        <table:table-column table:style-name="co61" table:number-columns-repeated="16358" table:default-cell-style-name="ce45"/>
        <table:table-row table:style-name="ro1">
          <table:table-cell office:value-type="float" office:value="1" table:style-name="ce184">
            <text:p>1</text:p>
          </table:table-cell>
          <table:table-cell office:value-type="float" office:value="2" table:style-name="ce185">
            <text:p>2</text:p>
          </table:table-cell>
          <table:table-cell office:value-type="float" office:value="3" table:style-name="ce184">
            <text:p>3</text:p>
          </table:table-cell>
          <table:table-cell office:value-type="float" office:value="4" table:style-name="ce185">
            <text:p>4</text:p>
          </table:table-cell>
          <table:table-cell office:value-type="float" office:value="5" table:style-name="ce184">
            <text:p>5</text:p>
          </table:table-cell>
          <table:table-cell office:value-type="float" office:value="6" table:style-name="ce185">
            <text:p>6</text:p>
          </table:table-cell>
          <table:table-cell office:value-type="float" office:value="7" table:style-name="ce184">
            <text:p>7</text:p>
          </table:table-cell>
          <table:table-cell office:value-type="float" office:value="8" table:style-name="ce185">
            <text:p>8</text:p>
          </table:table-cell>
          <table:table-cell office:value-type="float" office:value="9" table:style-name="ce184">
            <text:p>9</text:p>
          </table:table-cell>
          <table:table-cell office:value-type="float" office:value="10" table:style-name="ce185">
            <text:p>10</text:p>
          </table:table-cell>
          <table:table-cell office:value-type="float" office:value="11" table:style-name="ce184">
            <text:p>11</text:p>
          </table:table-cell>
          <table:table-cell office:value-type="float" office:value="12" table:style-name="ce185">
            <text:p>12</text:p>
          </table:table-cell>
          <table:table-cell office:value-type="float" office:value="13" table:style-name="ce184">
            <text:p>13</text:p>
          </table:table-cell>
          <table:table-cell office:value-type="float" office:value="14" table:style-name="ce185">
            <text:p>14</text:p>
          </table:table-cell>
          <table:table-cell office:value-type="float" office:value="15" table:style-name="ce184">
            <text:p>15</text:p>
          </table:table-cell>
          <table:table-cell office:value-type="float" office:value="16" table:style-name="ce185">
            <text:p>16</text:p>
          </table:table-cell>
          <table:table-cell office:value-type="float" office:value="17" table:style-name="ce184">
            <text:p>17</text:p>
          </table:table-cell>
          <table:table-cell office:value-type="float" office:value="18" table:style-name="ce185">
            <text:p>18</text:p>
          </table:table-cell>
          <table:table-cell office:value-type="float" office:value="19" table:style-name="ce184">
            <text:p>19</text:p>
          </table:table-cell>
          <table:table-cell office:value-type="float" office:value="20" table:style-name="ce185">
            <text:p>20</text:p>
          </table:table-cell>
          <table:table-cell office:value-type="float" office:value="21" table:style-name="ce184">
            <text:p>21</text:p>
          </table:table-cell>
          <table:table-cell office:value-type="float" office:value="22" table:style-name="ce185">
            <text:p>22</text:p>
          </table:table-cell>
          <table:table-cell office:value-type="float" office:value="23" table:style-name="ce186">
            <text:p>23</text:p>
          </table:table-cell>
          <table:table-cell office:value-type="float" office:value="24" table:style-name="ce185">
            <text:p>24</text:p>
          </table:table-cell>
          <table:table-cell office:value-type="float" office:value="25" table:style-name="ce184">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7">
            <text:p><text:s/></text:p>
          </table:table-cell>
          <table:table-cell office:value-type="string" table:style-name="ce187">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table:number-columns-repeated="10" table:style-name="ce188"/>
          <table:table-cell office:value-type="string" table:style-name="ce188">
            <text:p>Name</text:p>
          </table:table-cell>
          <table:table-cell office:value-type="string" table:style-name="ce188">
            <text:p>Description</text:p>
          </table:table-cell>
          <table:table-cell office:value-type="string" table:style-name="ce188">
            <text:p>Value(example)</text:p>
          </table:table-cell>
          <table:table-cell office:value-type="string" table:style-name="ce188">
            <text:p>Cardinality</text:p>
          </table:table-cell>
          <table:table-cell office:value-type="string" table:style-name="ce188">
            <text:p>PropertyDataType</text:p>
          </table:table-cell>
          <table:table-cell office:value-type="string" table:style-name="ce188">
            <text:p>ElementUUID</text:p>
          </table:table-cell>
          <table:table-cell office:value-type="string" table:style-name="ce188">
            <text:p>Element Code</text:p>
          </table:table-cell>
          <table:table-cell office:value-type="string" table:style-name="ce188">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1">
            <text:p>63</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Reduction of the number of qualified candidates</text:p>
          </table:table-cell>
          <table:table-cell office:value-type="string" table:style-name="ce189">
            <text:p>The economic operator declares that It meets the objective and non discriminatory criteria or rules to be applied in order to limit the number of candidates in the following way:</text:p>
          </table:table-cell>
          <table:table-cell table:style-name="ce162"/>
          <table:table-cell table:style-name="ce163"/>
          <table:table-cell table:style-name="ce162"/>
          <table:table-cell office:value-type="string" table:style-name="ce189">
            <text:p>51c39ba9-0444-4967-afe9-36f753b30175</text:p>
          </table:table-cell>
          <table:table-cell office:value-type="string" table:style-name="ce190">
            <text:p>CRITERION.OTHER.EO_DATA.REDUCTION_OF_CANDIDATES</text:p>
          </table:table-cell>
          <table:table-cell table:style-name="ce189"/>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1"/>
          <table:table-cell table:number-columns-repeated="17" table:style-name="ce162"/>
          <table:table-cell office:value-type="string" table:style-name="ce189">
            <text:p>In case certain certificates or other forms of documentary evidence are required, please indicate for each whether the economic operator has the required documents</text:p>
          </table:table-cell>
          <table:table-cell table:style-name="ce162"/>
          <table:table-cell table:style-name="ce163"/>
          <table:table-cell table:style-name="ce162"/>
          <table:table-cell table:number-columns-repeated="3" table:style-name="ce189"/>
          <table:table-cell table:style-name="ce3"/>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QUESTION_GROUP</text:p>
          </table:table-cell>
          <table:table-cell table:number-columns-repeated="7" table:style-name="ce152"/>
          <table:table-cell table:number-columns-repeated="7" table:style-name="ce191"/>
          <table:table-cell table:style-name="ce192"/>
          <table:table-cell office:value-type="string" table:style-name="ce128">
            <text:p><text:s/></text:p>
          </table:table-cell>
          <table:table-cell office:value-type="string" table:style-name="ce152">
            <text:p><text:s/></text:p>
          </table:table-cell>
          <table:table-cell office:value-type="float" office:value="1" table:style-name="ce153">
            <text:p>1</text:p>
          </table:table-cell>
          <table:table-cell office:value-type="string" table:style-name="ce152">
            <text:p><text:s/></text:p>
          </table:table-cell>
          <table:table-cell office:value-type="string" table:style-name="ce180">
            <text:p>ecc69670-f428-4446-908f-689568ca0d0d</text:p>
          </table:table-cell>
          <table:table-cell office:value-type="string" table:style-name="ce152">
            <text:p>ON*</text:p>
          </table:table-cell>
          <table:table-cell table:style-name="ce153"/>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91">
            <text:p><text:s/></text:p>
          </table:table-cell>
          <table:table-cell office:value-type="string" table:style-name="ce152">
            <text:p>{QUESTION}</text:p>
          </table:table-cell>
          <table:table-cell table:style-name="ce152"/>
          <table:table-cell office:value-type="string" table:style-name="ce152">
            <text:p><text:s/></text:p>
          </table:table-cell>
          <table:table-cell table:number-columns-repeated="4" table:style-name="ce152"/>
          <table:table-cell table:number-columns-repeated="7" table:style-name="ce191"/>
          <table:table-cell table:style-name="ce192"/>
          <table:table-cell office:value-type="string" table:style-name="ce152">
            <text:p>Your answer?</text:p>
          </table:table-cell>
          <table:table-cell office:value-type="string" table:style-name="ce152">
            <text:p>[Response value]</text:p>
          </table:table-cell>
          <table:table-cell office:value-type="float" office:value="1" table:style-name="ce153">
            <text:p>1</text:p>
          </table:table-cell>
          <table:table-cell office:value-type="string" table:style-name="ce152">
            <text:p>INDICATOR</text:p>
          </table:table-cell>
          <table:table-cell table:style-name="ce155"/>
          <table:table-cell office:value-type="string" table:style-name="ce155">
            <text:p><text:s/></text:p>
          </table:table-cell>
          <table:table-cell table:style-name="ce156"/>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office:value-type="string" table:style-name="ce153">
            <text:p>0..1</text:p>
          </table:table-cell>
          <table:table-cell table:style-name="ce152"/>
          <table:table-cell office:value-type="string" table:style-name="ce155">
            <text:p>f13754df-7e15-4155-aaa6-7ca6407baa47</text:p>
          </table:table-cell>
          <table:table-cell office:value-type="string" table:style-name="ce155">
            <text:p>ONTRUE</text:p>
          </table:table-cell>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text:s/></text:p>
          </table:table-cell>
          <table:table-cell office:value-type="string" table:style-name="ce155">
            <text:p>{QUESTION}</text:p>
          </table:table-cell>
          <table:table-cell table:number-columns-repeated="5" table:style-name="ce152"/>
          <table:table-cell table:number-columns-repeated="7" table:style-name="ce191"/>
          <table:table-cell table:style-name="ce192"/>
          <table:table-cell office:value-type="string" table:style-name="ce152">
            <text:p>Please describe them</text:p>
          </table:table-cell>
          <table:table-cell table:style-name="ce152"/>
          <table:table-cell office:value-type="float" office:value="1" table:style-name="ce153">
            <text:p>1</text:p>
          </table:table-cell>
          <table:table-cell office:value-type="string" table:style-name="ce155">
            <text:p>DESCRIPTION</text:p>
          </table:table-cell>
          <table:table-cell table:style-name="ce155"/>
          <table:table-cell table:style-name="ce181"/>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table:style-name="ce153"/>
          <table:table-cell table:style-name="ce152"/>
          <table:table-cell table:style-name="ce155"/>
          <table:table-cell table:number-columns-repeated="2" table:style-name="ce156"/>
          <table:table-cell table:style-name="ce2"/>
          <table:table-cell table:number-columns-repeated="24" table:style-name="ce45"/>
          <table:table-cell table:number-columns-repeated="16334" table:style-name="ce46"/>
        </table:table-row>
        <table:table-row table:style-name="ro1">
          <table:table-cell table:number-columns-repeated="2" table:style-name="ce155"/>
          <table:table-cell office:value-type="string" table:style-name="ce152">
            <text:p>QUESTION_GROUP}</text:p>
          </table:table-cell>
          <table:table-cell table:number-columns-repeated="7" table:style-name="ce155"/>
          <table:table-cell table:number-columns-repeated="7" table:style-name="ce193"/>
          <table:table-cell table:style-name="ce194"/>
          <table:table-cell table:number-columns-repeated="2" table:style-name="ce152"/>
          <table:table-cell table:style-name="ce153"/>
          <table:table-cell table:number-columns-repeated="2" table:style-name="ce152"/>
          <table:table-cell table:number-columns-repeated="2" table:style-name="ce153"/>
          <table:table-cell table:style-name="ce83"/>
          <table:table-cell table:number-columns-repeated="24" table:style-name="ce45"/>
          <table:table-cell table:number-columns-repeated="16334" table:style-name="ce8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1">
            <text:p><text:s/></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table:style-name="ce163"/>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CA-Lots" table:style-name="ta2">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4" table:style-name="ce8">
            <text:p>6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A Lots</text:p>
          </table:table-cell>
          <table:table-cell office:value-type="string" table:style-name="ce15">
            <text:p>Please take into account the following requirements regarding the lots of this procurement procedure:</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a21c421-5c1e-46f4-9762-116fbcd33097</text:p>
          </table:table-cell>
          <table:table-cell office:value-type="string" table:style-name="ce15">
            <text:p>CRITERION.OTHER.CA_DATA.LOTS_SUBMISS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6" table:style-name="ce40"/>
          <table:table-cell table:style-name="ce41"/>
          <table:table-cell office:value-type="string" table:style-name="ce41">
            <text:p>0..1</text:p>
          </table:table-cell>
          <table:table-cell office:value-type="string" table:style-name="ce40">
            <text:p><text:s/></text:p>
          </table:table-cell>
          <table:table-cell office:value-type="string" table:style-name="ce40">
            <text:p>03cff8d1-4d22-4435-82fa-d6361af84be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Tenders may be submitted for</text:p>
          </table:table-cell>
          <table:table-cell office:value-type="string" table:style-name="ce41">
            <text:p>TY001</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BidType</text:p>
          </table:table-cell>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text:p>
          </table:table-cell>
          <table:table-cell office:value-type="float" office:value="5" table:style-name="ce41">
            <text:p>5</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 that may be awarded to one tenderer</text:p>
          </table:table-cell>
          <table:table-cell office:value-type="float" office:value="1" table:style-name="ce41">
            <text:p>1</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6" table:style-name="ce40"/>
          <table:table-cell table:number-columns-repeated="2"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67"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4"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5" table:default-cell-style-name="ce1"/>
        <table:table-column table:style-name="co66"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EO.SME</text:p>
          </table:table-cell>
          <table:table-cell table:style-name="ce16"/>
          <table:table-cell office:value-type="string" table:style-name="ce256">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table:number-columns-repeated="2"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3">
            <text:p>AMOUNT</text:p>
          </table:table-cell>
          <table:table-cell table:style-name="ce145"/>
          <table:table-cell table:style-name="ce147"/>
          <table:table-cell table:style-name="ce30"/>
          <table:table-cell table:style-name="ce133"/>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table:table table:name="DEFENCE-SELECTION-OTHER" table:style-name="ta5">
        <table:table-column table:style-name="co14" table:number-columns-repeated="6" table:default-cell-style-name="ce45"/>
        <table:table-column table:style-name="co62" table:number-columns-repeated="11"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6" table:style-name="ce251">
            <text:p>66</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9/81/EC Directive</text:p>
          </table:table-cell>
          <table:table-cell office:value-type="string" table:style-name="ce257">
            <text:p>Regarding procurement procedures regulated by the 2009/81/EC Directive, does the Economic Operator add any supplementary evidence that may be required?</text:p>
          </table:table-cell>
          <table:table-cell table:style-name="ce3"/>
          <table:table-cell table:style-name="ce258"/>
          <table:table-cell table:style-name="ce3"/>
          <table:table-cell office:value-type="string" table:style-name="ce259">
            <text:p>0114620b-93e4-486e-84de-14849db1f023</text:p>
          </table:table-cell>
          <table:table-cell office:value-type="string" table:style-name="ce259">
            <text:p>CRITERION.DEFENCE.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style-name="ce90"/>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5">
        <table:table-column table:style-name="co14" table:number-columns-repeated="5" table:default-cell-style-name="ce45"/>
        <table:table-column table:style-name="co62" table:number-columns-repeated="12"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7" table:style-name="ce251">
            <text:p>67</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4/17/EC Directive</text:p>
          </table:table-cell>
          <table:table-cell office:value-type="string" table:style-name="ce257">
            <text:p>Regarding procurement procedures regulated by the 2004/17/EC Directive, does the Economic Operator add any supplementary evidence that may be required?</text:p>
          </table:table-cell>
          <table:table-cell table:style-name="ce3"/>
          <table:table-cell table:style-name="ce258"/>
          <table:table-cell table:style-name="ce3"/>
          <table:table-cell office:value-type="string" table:style-name="ce259">
            <text:p>4c6928de-df28-464e-8e3f-efebf727c418</text:p>
          </table:table-cell>
          <table:table-cell office:value-type="string" table:style-name="ce259">
            <text:p>CRITERION.UTILITIES.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Explanatory_32_Text" style:display-name="Explanatory Text"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Jose Pedro Revenga Arias</dc:creator>
    <meta:creation-date>2016-06-17T16:26:17Z</meta:creation-date>
    <dc:date>2019-12-09T16:03:55Z</dc:date>
    <meta:template xlink:href="" xlink:type="simple"/>
    <meta:editing-cycles>0</meta:editing-cycles>
    <meta:editing-duration>PT0S</meta:editing-duration>
  </office:meta>
</office:document-meta>
</file>